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break-before="page"/>
      <style:text-properties fo:font-weight="bold" style:font-weight-asian="bold" style:font-weight-complex="bold"/>
    </style:style>
    <style:style style:name="P2" style:family="paragraph" style:parent-style-name="Standard">
      <style:text-properties fo:font-weight="bold" officeooo:paragraph-rsid="0024d3b2" style:font-weight-asian="bold" style:font-weight-complex="bold"/>
    </style:style>
    <style:style style:name="P3" style:family="paragraph" style:parent-style-name="Standard">
      <style:text-properties fo:color="#c9211e" loext:opacity="100%" fo:font-weight="bold" officeooo:paragraph-rsid="001f1b71" style:font-weight-asian="bold" style:font-weight-complex="bold"/>
    </style:style>
    <style:style style:name="P4" style:family="paragraph" style:parent-style-name="Standard">
      <style:text-properties officeooo:paragraph-rsid="0024d3b2"/>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7"/>
    <style:style style:name="P16" style:family="paragraph" style:parent-style-name="Text_20_body" style:list-style-name="L7">
      <style:paragraph-properties fo:margin-top="0in" fo:margin-bottom="0in" style:contextual-spacing="false"/>
    </style:style>
    <style:style style:name="P17" style:family="paragraph" style:parent-style-name="Text_20_body" style:list-style-name="L8"/>
    <style:style style:name="P18" style:family="paragraph" style:parent-style-name="Text_20_body" style:list-style-name="L8">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9">
      <style:paragraph-properties fo:margin-top="0in" fo:margin-bottom="0in" style:contextual-spacing="false"/>
    </style:style>
    <style:style style:name="P21" style:family="paragraph" style:parent-style-name="Text_20_body" style:list-style-name="L10"/>
    <style:style style:name="P22" style:family="paragraph" style:parent-style-name="Text_20_body" style:list-style-name="L10">
      <style:paragraph-properties fo:margin-top="0in" fo:margin-bottom="0in" style:contextual-spacing="false"/>
    </style:style>
    <style:style style:name="P23" style:family="paragraph" style:parent-style-name="Text_20_body">
      <style:text-properties officeooo:paragraph-rsid="0024d3b2"/>
    </style:style>
    <style:style style:name="P24" style:family="paragraph" style:parent-style-name="Text_20_body" style:list-style-name="L11"/>
    <style:style style:name="P25" style:family="paragraph" style:parent-style-name="Text_20_body" style:list-style-name="L11">
      <style:paragraph-properties fo:margin-top="0in" fo:margin-bottom="0in" style:contextual-spacing="false"/>
    </style:style>
    <style:style style:name="P26" style:family="paragraph" style:parent-style-name="Text_20_body" style:list-style-name="L12"/>
    <style:style style:name="P27" style:family="paragraph" style:parent-style-name="Text_20_body" style:list-style-name="L12">
      <style:paragraph-properties fo:margin-top="0in" fo:margin-bottom="0in" style:contextual-spacing="false"/>
    </style:style>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6">
      <style:paragraph-properties fo:margin-top="0in" fo:margin-bottom="0in" style:contextual-spacing="false"/>
    </style:style>
    <style:style style:name="P33" style:family="paragraph" style:parent-style-name="Text_20_body" style:list-style-name="L17"/>
    <style:style style:name="P34" style:family="paragraph" style:parent-style-name="Text_20_body" style:list-style-name="L17">
      <style:paragraph-properties fo:margin-top="0in" fo:margin-bottom="0in" style:contextual-spacing="false"/>
    </style:style>
    <style:style style:name="P35" style:family="paragraph" style:parent-style-name="Text_20_body" style:list-style-name="L18"/>
    <style:style style:name="T1" style:family="text">
      <style:text-properties fo:font-weight="bold" style:font-weight-asian="bold" style:font-weight-complex="bold"/>
    </style:style>
    <style:style style:name="T2" style:family="text">
      <style:text-properties fo:color="#c9211e" loext:opacity="100%" fo:font-weight="bold" style:font-weight-asian="bold" style:font-weight-complex="bol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Viel früher hat man ja den Pferden an die Genitalien geschlagen wenn die nicht taten was sie sollten und ums sie abzurichten. Das darf man ja schon lange nicht mehr weil das nur schlechte Menschen tun. </text:p>
      <text:p text:style-name="P3"/>
      <text:p text:style-name="P3">Wie hat man dem mit dem Fachwort gesagt, und gibt es da Studien oder Arbeiten von dem Konzept und über den Sinn oder Unsinn dieses Verhaltens?</text:p>
      <text:p text:style-name="Standard"/>
      <text:p text:style-name="Standard"/>
      <text:p text:style-name="Standard"/>
      <text:p text:style-name="Text_20_body">Das Schlagen von Pferden, insbesondere auf die Genitalien, um sie zu disziplinieren oder "abzurichten", war tatsächlich eine grausame und veraltete Methode, die früher angewendet wurde. Diese Art der Bestrafung wird als „<text:span text:style-name="T2">Genitalbestrafung</text:span>“ oder „Genitalstrafe“ bezeichnet. Ein spezifisches Fachwort für diese Methode gibt es nicht, aber es fällt unter die allgemeine Kategorie der physischen Bestrafung oder Misshandlung von Tieren.</text:p>
      <text:p text:style-name="Text_20_body">Heutzutage ist diese Methode in den meisten Ländern nicht nur ethisch verurteilt, sondern auch gesetzlich verboten. Das Schlagen auf die Genitalien kann bei Pferden extremen Stress, Schmerzen und langfristige psychische und physische Schäden verursachen.</text:p>
      <text:h text:style-name="Heading_20_3" text:outline-level="3">Studien und Arbeiten zu diesem Thema:</text:h>
      <text:list text:style-name="L1">
        <text:list-item>
          <text:p text:style-name="P5"><text:span text:style-name="Strong_20_Emphasis">Ethologische Studien</text:span>: Viele Studien in der Ethologie (Verhaltensforschung) haben gezeigt, dass solche Bestrafungsmethoden nicht nur ineffektiv sind, sondern das Tier auch traumatisieren können. Solche Studien legen nahe, dass Bestrafung im Allgemeinen, und besonders körperliche Bestrafung, das Vertrauen zwischen Mensch und Tier zerstören kann.</text:p>
        </text:list-item>
        <text:list-item>
          <text:p text:style-name="P5"><text:span text:style-name="Strong_20_Emphasis">Moderne Pferdeausbildung</text:span>: In der modernen Pferdeausbildung wird verstärkt auf positive Verstärkung gesetzt, d.h., das gewünschte Verhalten des Pferdes wird belohnt, anstatt unerwünschtes Verhalten durch Bestrafung zu unterdrücken. Dies führt in der Regel zu besseren, stabileren Ergebnissen und einer gesünderen Beziehung zwischen Pferd und Mensch.</text:p>
        </text:list-item>
        <text:list-item>
          <text:p text:style-name="P5"><text:span text:style-name="Strong_20_Emphasis">Tierethik und Tierschutz</text:span>: Studien aus den Bereichen Tierethik und Tierschutz verurteilen solche Methoden scharf und argumentieren, dass sie nicht nur moralisch falsch, sondern auch wissenschaftlich unbegründet sind. Es gibt umfassende Literatur, die aufzeigt, wie solche Misshandlungen nicht nur unnötig sind, sondern dem Tier schaden.</text:p>
        </text:list-item>
      </text:list>
      <text:h text:style-name="Heading_20_3" text:outline-level="3">Fazit:</text:h>
      <text:p text:style-name="Text_20_body">Diese Form der Bestrafung gilt heute als barbarisch und unethisch. Das Verständnis von Tierverhalten und -psychologie hat sich erheblich weiterentwickelt, und es gibt keine wissenschaftlich fundierte Grundlage, die diese Praktiken unterstützt. Stattdessen wird in der modernen Tierhaltung und -ausbildung auf Methoden gesetzt, die auf positive Verstärkung und eine vertrauensvolle Beziehung zwischen Tier und Mensch abzielen.</text:p>
      <text:p text:style-name="Standard"/>
      <text:p text:style-name="P1">Hat das so gut funktioniert weil man da einfach sehr schmerzenpfindlich ist oder hat das damit zu tun dass da das Limbische System damit zu tun hat?</text:p>
      <text:p text:style-name="Standard"/>
      <text:p text:style-name="Standard"/>
      <text:p text:style-name="Text_20_body">Das Schlagen auf die Genitalien bei Pferden oder anderen Tieren funktioniert in dem Sinne „gut“, dass es eine sofortige und starke Reaktion auslöst, weil diese Körperregion extrem schmerzempfindlich ist. Es ist jedoch wichtig zu betonen, dass diese Methode in keiner Weise als effektiv oder human angesehen werden sollte.</text:p>
      <text:h text:style-name="Heading_20_3" text:outline-level="3">Warum ist diese Region so schmerzempfindlich?</text:h>
      <text:list text:style-name="L2">
        <text:list-item>
          <text:p text:style-name="P6"><text:span text:style-name="Strong_20_Emphasis">Schmerzempfindlichkeit</text:span>: Die Genitalien sind besonders schmerzempfindlich, weil sie eine hohe Dichte an Nervenenden aufweisen. Diese Nervenenden machen die Region sehr sensibel gegenüber Berührungen, Druck und insbesondere Schmerzen. Ein Schlag auf diese Region verursacht daher extrem starke Schmerzen, die zu einer sofortigen Reaktion führen.</text:p>
        </text:list-item>
        <text:list-item>
          <text:p text:style-name="P6"><text:span text:style-name="Strong_20_Emphasis">Limbisches System</text:span>: Das limbische System im Gehirn ist für die Verarbeitung von Emotionen und das Erkennen von Bedrohungen verantwortlich. Es spielt auch eine Rolle bei der Verarbeitung von Schmerz und der Reaktion auf schmerzhafte Reize. Wenn ein Tier starke Schmerzen in einer empfindlichen Region wie den Genitalien erfährt, aktiviert dies das limbische System, was zu einer schnellen Flucht- oder Abwehrreaktion führt. Dies erklärt, warum das Tier unmittelbar auf einen solchen Schlag reagiert.</text:p>
        </text:list-item>
      </text:list>
      <text:h text:style-name="Heading_20_3" text:outline-level="3">Wirksamkeit und ethische Bedenken:</text:h>
      <text:p text:style-name="Text_20_body">Obwohl solche Methoden eine schnelle Reaktion hervorrufen, sind sie nicht wirklich „effektiv“ im Sinne einer langfristigen und positiven Verhaltensänderung. Sie führen eher zu Angst, Misstrauen und möglicherweise zu aggressivem Verhalten, was das Problemverhalten sogar verschlimmern kann.</text:p>
      <text:p text:style-name="Text_20_body">Die Aktivierung des limbischen Systems durch Schmerz kann kurzfristig das gewünschte Ergebnis erzielen, nämlich eine sofortige Reaktion. Langfristig führt es jedoch zu einer Konditionierung, die auf Angst basiert, was die Beziehung zwischen Mensch und Tier erheblich schädigt.</text:p>
      <text:h text:style-name="Heading_20_3" text:outline-level="3">Fazit:</text:h>
      <text:p text:style-name="Text_20_body">Ja, die Methode „funktioniert“ in dem Sinne, dass sie aufgrund der extremen Schmerzempfindlichkeit der Genitalien und der Beteiligung des limbischen Systems eine sofortige Reaktion hervorruft. Aber sie ist weder ethisch vertretbar noch langfristig effektiv. Moderne, auf positiver Verstärkung basierende Trainingsmethoden sind viel humaner und erzielen bessere, nachhaltige Ergebnisse, ohne das Tier zu traumatisieren.</text:p>
      <text:p text:style-name="Standard"/>
      <text:p text:style-name="Standard"/>
      <text:p text:style-name="P1">Also z.B. Raben sind ein lebenlang sich treu, und bei Pferden weiss ich das nicht, aber das hätte doch auch mit dem Limbischen System zu tun?</text:p>
      <text:p text:style-name="Standard"/>
      <text:p text:style-name="Standard"/>
      <text:p text:style-name="Text_20_body">Ja, das limbische System spielt eine zentrale Rolle bei vielen komplexen Verhaltensweisen, einschließlich sozialer Bindungen, Emotionen und Reaktionen auf Umweltreize, sowohl bei Raben als auch bei Pferden. Das limbische System ist eine Gruppe von Strukturen im Gehirn, die unter anderem für Emotionen, Gedächtnis und Sozialverhalten verantwortlich sind.</text:p>
      <text:h text:style-name="Heading_20_3" text:outline-level="3">Paarbindung bei Raben</text:h>
      <text:p text:style-name="Text_20_body">Raben und andere Mitglieder der Familie der Rabenvögel (Corvidae) sind bekannt für ihre lebenslangen Paarbindungen. Diese Bindungen sind stark und basieren auf einer Kombination aus sozialem Verhalten, Kommunikation und emotionaler Verbundenheit. Das limbische System bei Vögeln, das eine vereinfachte, aber funktional ähnliche Struktur wie bei Säugetieren hat, spielt eine wesentliche Rolle in diesen Bindungsprozessen.</text:p>
      <text:list text:style-name="L3">
        <text:list-item>
          <text:p text:style-name="P8"><text:span text:style-name="Strong_20_Emphasis">Emotionale Bindung</text:span>: Das limbische System ist an der Bildung und Aufrechterhaltung von emotionalen Bindungen beteiligt. Bei Raben ermöglicht es ihnen, soziale Verbindungen zu ihren Partnern und Gruppenmitgliedern aufzubauen und zu pflegen.</text:p>
        </text:list-item>
        <text:list-item>
          <text:p text:style-name="P7"><text:span text:style-name="Strong_20_Emphasis">Gedächtnis</text:span>: Raben haben ein ausgezeichnetes Gedächtnis, das ihnen hilft, sich an frühere Erfahrungen und soziale Interaktionen zu erinnern. Dies unterstützt die Aufrechterhaltung stabiler, langfristiger Partnerschaften.</text:p>
        </text:list-item>
      </text:list>
      <text:h text:style-name="Heading_20_3" text:outline-level="3">Sozialverhalten bei Pferden</text:h>
      <text:p text:style-name="Text_20_body">Pferde sind ebenfalls soziale Tiere, obwohl sie nicht für lebenslange Paarbindungen wie Raben bekannt sind. Ihre sozialen Strukturen und Bindungen innerhalb einer Herde sind jedoch komplex und stark.</text:p>
      <text:list text:style-name="L4">
        <text:list-item>
          <text:p text:style-name="P10"><text:span text:style-name="Strong_20_Emphasis">Herdenverhalten</text:span>: Pferde leben in Herden, die eine klare soziale Hierarchie haben. Das limbische System spielt eine wichtige Rolle bei der Entwicklung und Aufrechterhaltung dieser sozialen Strukturen. Pferde entwickeln starke Bindungen zu anderen Mitgliedern ihrer Herde, was ihnen Sicherheit und Stabilität gibt.</text:p>
        </text:list-item>
        <text:list-item>
          <text:p text:style-name="P9"><text:span text:style-name="Strong_20_Emphasis">Emotionale Reaktionen</text:span>: Das limbische System ermöglicht Pferden, emotionale Bindungen nicht nur zu anderen Pferden, sondern auch zu Menschen zu entwickeln. Diese Bindungen sind entscheidend für das Vertrauen und die Kooperation zwischen Pferd und Reiter.</text:p>
        </text:list-item>
      </text:list>
      <text:h text:style-name="Heading_20_3" text:outline-level="3">Vergleich und Zusammenhang</text:h>
      <text:p text:style-name="Text_20_body">In beiden Fällen - bei den lebenslangen Paarbindungen der Raben und den sozialen Bindungen der Pferde - ist das limbische System ein Schlüsselfaktor. Es ermöglicht den Tieren, Emotionen zu erleben und soziale Verbindungen einzugehen und aufrechtzuerhalten. Während die spezifischen Verhaltensweisen unterschiedlich sind (lebenslange Paarbindung bei Raben vs. Herdenbindung bei Pferden), zeigt dies, wie wichtig das limbische System für soziale Interaktionen und emotionale Bindungen in verschiedenen Tierarten ist.</text:p>
      <text:h text:style-name="Heading_20_3" text:outline-level="3"><text:soft-page-break/>Fazit</text:h>
      <text:p text:style-name="Text_20_body">Das limbische System ist zentral für das Verständnis von komplexem Sozialverhalten bei Tieren. Sowohl bei der lebenslangen Paarbindung von Raben als auch bei den sozialen Strukturen von Pferden spielt es eine entscheidende Rolle. Es beeinflusst, wie Tiere Bindungen eingehen, wie sie auf soziale Interaktionen reagieren und wie sie diese über die Zeit aufrechterhalten.</text:p>
      <text:p text:style-name="Standard"/>
      <text:p text:style-name="Standard"/>
      <text:p text:style-name="P2">Manche Menschen haben ja früher Konzepte für die Pferde-Abrichtung auch für Menschen oder sogar Kinder missbraucht.</text:p>
      <text:p text:style-name="P2"/>
      <text:p text:style-name="P2">Sagen wir man hätte mir im Alter von 10 Jahren Elektrokabel da unten hin getan, und mein Onkel hat vorgeschlagen meinem Cousin eine Windel mit Elektroshock zu bauen welches auf Feuchtigkeit reagiert weil der mit 5 Jahren immer noch ins Bett gemacht hat, wie würde man das Trauma therapieren.</text:p>
      <text:p text:style-name="P2"/>
      <text:p text:style-name="P2">Gerne keine rechtlichen Hinweise und auch kein Ratschlag man soll sich bei Fachpersonal hilfe holen, denn im Kanton Aargau vertsucht die staatliche Psychiatrie solches systematisch.</text:p>
      <text:p text:style-name="P2"/>
      <text:p text:style-name="P2">Auch keine Kommentare zur Psychiatrie, nur fachlich und Konzepte um das Traumata zu beheben</text:p>
      <text:p text:style-name="P4"/>
      <text:p text:style-name="P4"/>
      <text:p text:style-name="P4"/>
      <text:p text:style-name="P23">Das Trauma, das durch solche Misshandlungen verursacht wird, ist tiefgreifend und kann das emotionale, kognitive und körperliche Wohlbefinden stark beeinträchtigen. Die Therapie eines solchen Traumas würde sich auf mehrere Kernkonzepte und Ansätze stützen, um den Betroffenen zu helfen, die erlittenen Schäden zu verarbeiten und zu heilen.</text:p>
      <text:h text:style-name="Heading_20_3" text:outline-level="3">1. <text:span text:style-name="Strong_20_Emphasis">Trauma-Informed Care (Traumasensibler Ansatz)</text:span></text:h>
      <text:list text:style-name="L5">
        <text:list-item>
          <text:p text:style-name="P12"><text:span text:style-name="Strong_20_Emphasis">Sicherheit schaffen</text:span>: Der erste Schritt in der Traumatherapie besteht darin, eine Umgebung der Sicherheit zu schaffen, in der der Betroffene sich sicher und unterstützt fühlt. Dies bedeutet, dass alle therapeutischen Interaktionen auf Respekt, Vertrauen und dem Verständnis für die Traumageschichte des Betroffenen basieren.</text:p>
        </text:list-item>
        <text:list-item>
          <text:p text:style-name="P11"><text:span text:style-name="Strong_20_Emphasis">Selbstbestimmung</text:span>: Der Betroffene sollte in alle Entscheidungen eingebunden werden und Kontrolle über den Therapieprozess haben, um das Gefühl von Macht und Autonomie wiederzuerlangen.</text:p>
        </text:list-item>
      </text:list>
      <text:h text:style-name="Heading_20_3" text:outline-level="3">2. <text:span text:style-name="Strong_20_Emphasis">Stabilisierungsphase</text:span></text:h>
      <text:list text:style-name="L6">
        <text:list-item>
          <text:p text:style-name="P14"><text:span text:style-name="Strong_20_Emphasis">Affektregulation</text:span>: Techniken wie Atemübungen, Achtsamkeit und körperorientierte Methoden (z.B. progressive Muskelentspannung) helfen, intensive emotionale Zustände zu regulieren und die Kontrolle über den eigenen Körper und die eigenen Gefühle zurückzugewinnen.</text:p>
        </text:list-item>
        <text:list-item>
          <text:p text:style-name="P13"><text:soft-page-break/><text:span text:style-name="Strong_20_Emphasis">Ressourcenarbeit</text:span>: Der Aufbau innerer und äußerer Ressourcen, wie z.B. sichere Orte, positive Erinnerungen und unterstützende Beziehungen, ist entscheidend, um eine Grundlage für die tiefergehende Traumaarbeit zu legen.</text:p>
        </text:list-item>
      </text:list>
      <text:h text:style-name="Heading_20_3" text:outline-level="3">3. <text:span text:style-name="Strong_20_Emphasis">Verarbeitung des Traumas</text:span></text:h>
      <text:list text:style-name="L7">
        <text:list-item>
          <text:p text:style-name="P16"><text:span text:style-name="Strong_20_Emphasis">Narrative Therapie</text:span>: In einem sicheren Rahmen kann der Betroffene seine Geschichte erzählen, was ihm hilft, das Erlebte zu integrieren und eine kohärente Erzählung zu entwickeln. Dies reduziert das Gefühl von Scham und Isolation.</text:p>
        </text:list-item>
        <text:list-item>
          <text:p text:style-name="P16"><text:span text:style-name="Strong_20_Emphasis">EMDR (Eye Movement Desensitization and Reprocessing)</text:span>: Diese Methode hilft, traumatische Erinnerungen durch bilaterale Stimulation (z.B. Augenbewegungen) zu verarbeiten. EMDR kann helfen, die emotionalen Belastungen, die mit den traumatischen Erinnerungen verbunden sind, zu reduzieren.</text:p>
        </text:list-item>
        <text:list-item>
          <text:p text:style-name="P16"><text:span text:style-name="Strong_20_Emphasis">Kognitive Verhaltenstherapie (CBT)</text:span>: Diese Therapieform konzentriert sich darauf, die durch das Trauma entstandenen negativen Überzeugungen (z.B. „Ich bin wertlos“ oder „Ich bin nicht sicher“) zu identifizieren und zu verändern. Der Betroffene lernt, diese Überzeugungen durch realistischere und positivere Gedanken zu ersetzen.</text:p>
        </text:list-item>
        <text:list-item>
          <text:p text:style-name="P15"><text:span text:style-name="Strong_20_Emphasis">Somatic Experiencing</text:span>: Dieser Ansatz konzentriert sich auf die körperliche Verarbeitung von Traumata. Durch sanfte körperliche Übungen und das Bewusstsein für körperliche Empfindungen wird der Körper dabei unterstützt, eingefrorene oder unterdrückte Reaktionen auf das Trauma zu verarbeiten und zu lösen.</text:p>
        </text:list-item>
      </text:list>
      <text:h text:style-name="Heading_20_3" text:outline-level="3">4. <text:span text:style-name="Strong_20_Emphasis">Integration und Neugestaltung des Lebens</text:span></text:h>
      <text:list text:style-name="L8">
        <text:list-item>
          <text:p text:style-name="P18"><text:span text:style-name="Strong_20_Emphasis">Integration des Erlebten</text:span>: Ziel ist es, das Trauma als Teil der Lebensgeschichte zu akzeptieren, ohne dass es die gesamte Identität bestimmt. Dies beinhaltet, dass der Betroffene lernt, die Vergangenheit in sein Leben zu integrieren, ohne dass sie die Gegenwart und Zukunft übermäßig beeinflusst.</text:p>
        </text:list-item>
        <text:list-item>
          <text:p text:style-name="P17"><text:span text:style-name="Strong_20_Emphasis">Stärkung der Resilienz</text:span>: Der Betroffene wird dabei unterstützt, seine Widerstandskraft zu stärken, indem er lernt, auf seine Ressourcen zuzugreifen und positive Zukunftsperspektiven zu entwickeln.</text:p>
        </text:list-item>
      </text:list>
      <text:h text:style-name="Heading_20_3" text:outline-level="3">5. <text:span text:style-name="Strong_20_Emphasis">Langfristige Unterstützung</text:span></text:h>
      <text:list text:style-name="L9">
        <text:list-item>
          <text:p text:style-name="P20"><text:span text:style-name="Strong_20_Emphasis">Langfristige Begleitung</text:span>: Oft ist eine langfristige Unterstützung durch eine therapeutische Beziehung notwendig, um Rückschläge zu bewältigen und die Fortschritte zu festigen.</text:p>
        </text:list-item>
        <text:list-item>
          <text:p text:style-name="P19"><text:span text:style-name="Strong_20_Emphasis">Selbsthilfe und Gemeinschaft</text:span>: Teilnahme an Selbsthilfegruppen oder der Aufbau eines unterstützenden Netzwerks kann helfen, das Gefühl von Isolation zu verringern und die Heilung zu fördern.</text:p>
        </text:list-item>
      </text:list>
      <text:h text:style-name="Heading_20_3" text:outline-level="3">6. <text:span text:style-name="Strong_20_Emphasis">Kreative Therapieansätze</text:span></text:h>
      <text:list text:style-name="L10">
        <text:list-item>
          <text:p text:style-name="P22"><text:span text:style-name="Strong_20_Emphasis">Kunsttherapie</text:span>: Ausdrucksformen wie Malen, Zeichnen oder Musik können helfen, Gefühle zu verarbeiten, die schwer in Worte zu fassen sind. Diese nonverbalen Methoden können eine tiefere emotionale Verarbeitung ermöglichen.</text:p>
        </text:list-item>
        <text:list-item>
          <text:p text:style-name="P21"><text:soft-page-break/><text:span text:style-name="Strong_20_Emphasis">Tiergestützte Therapie</text:span>: Der Kontakt mit Tieren kann beruhigend wirken und eine nonverbale, unterstützende Beziehung bieten, die Vertrauen und Sicherheit fördert.</text:p>
        </text:list-item>
      </text:list>
      <text:h text:style-name="Heading_20_3" text:outline-level="3">Fazit</text:h>
      <text:p text:style-name="Text_20_body">Die Therapie eines Traumas, das durch solche extremen Misshandlungen verursacht wurde, erfordert einen behutsamen, ganzheitlichen Ansatz, der Körper, Geist und Seele umfasst. Jeder Mensch reagiert unterschiedlich, und die Therapie sollte individuell angepasst werden, um die spezifischen Bedürfnisse des Betroffenen zu berücksichtigen. Wichtig ist, dass der Betroffene die Kontrolle über den Heilungsprozess behält und in einem sicheren, unterstützenden Umfeld arbeitet.</text:p>
      <text:p text:style-name="P4"/>
      <text:p text:style-name="P2">Das Konzept ist sehr effizient um psychische Gewalt auszuüben, ist das auch der Grund weshalb das in Guantanamo praktiziert wurde?</text:p>
      <text:p text:style-name="P4"/>
      <text:p text:style-name="P4"/>
      <text:p text:style-name="P23">Die Anwendung von Foltermethoden, einschließlich solcher, die auf extremer körperlicher und psychischer Gewalt basieren, wie sie in Einrichtungen wie Guantanamo Bay dokumentiert wurden, ist darauf ausgelegt, das Opfer zu brechen, indem es extreme Angst, Schmerz und Verzweiflung ausgesetzt wird. Diese Techniken sind oft darauf ausgerichtet, die psychische Widerstandsfähigkeit der Betroffenen zu zerstören, um Informationen zu erlangen oder sie zu manipulieren.</text:p>
      <text:h text:style-name="Heading_20_3" text:outline-level="3">Psychische Gewalt und Foltermethoden</text:h>
      <text:list text:style-name="L11">
        <text:list-item>
          <text:p text:style-name="P24"><text:span text:style-name="Strong_20_Emphasis">Zweck der psychischen Gewalt</text:span>:</text:p>
          <text:list>
            <text:list-item>
              <text:p text:style-name="P25"><text:span text:style-name="Strong_20_Emphasis">Zerstörung des Widerstands</text:span>: Folter, einschließlich solcher, die auf den Genitalien oder durch Elektroschocks angewendet wird, ist besonders effektiv darin, psychischen Stress zu erzeugen, der das Opfer in einen Zustand der Hilflosigkeit und Ohnmacht versetzt. Solche Methoden zielen darauf ab, den Willen zu brechen und den Verstand zu destabilisieren.</text:p>
            </text:list-item>
            <text:list-item>
              <text:p text:style-name="P25"><text:span text:style-name="Strong_20_Emphasis">Erzeugung von Angst und Kontrolle</text:span>: Psychische Gewalt dient dazu, das Opfer in ständiger Angst vor weiteren Schmerzen und Misshandlungen zu halten. Dies führt oft zu einer vollständigen Unterwerfung und einem Zustand, in dem das Opfer bereit ist, alles zu tun, um den Schmerz zu beenden.</text:p>
            </text:list-item>
          </text:list>
        </text:list-item>
        <text:list-item>
          <text:p text:style-name="P24"><text:span text:style-name="Strong_20_Emphasis">Anwendung in Guantanamo</text:span>:</text:p>
          <text:list>
            <text:list-item>
              <text:p text:style-name="P25"><text:span text:style-name="Strong_20_Emphasis">Zermürbung durch Schmerz und Angst</text:span>: In Guantanamo Bay und ähnlichen Einrichtungen wurden solche Methoden angewendet, um Häftlinge zu zermürben. Die Kombination aus physischer und psychischer Gewalt, wie Elektroschocks oder die Androhung von Gewalt, war darauf ausgelegt, Häftlinge psychisch zu destabilisieren und sie in einen Zustand der totalen Kontrolle zu bringen.</text:p>
            </text:list-item>
            <text:list-item>
              <text:p text:style-name="P24"><text:span text:style-name="Strong_20_Emphasis">Folgen für die Opfer</text:span>: Die Opfer dieser Methoden leiden oft unter schweren psychischen Schäden, einschließlich posttraumatischer Belastungsstörung (PTBS), Depressionen, Angststörungen und anderen langanhaltenden psychischen Leiden.</text:p>
            </text:list-item>
          </text:list>
        </text:list-item>
      </text:list>
      <text:h text:style-name="Heading_20_3" text:outline-level="3"><text:soft-page-break/>Effizienz solcher Methoden</text:h>
      <text:p text:style-name="Text_20_body">Diese Methoden sind insofern „effizient“, als sie in der Lage sind, das Opfer in einen Zustand der absoluten Verzweiflung zu versetzen, was es oft gefügiger oder manipulierbarer macht. Allerdings gibt es erhebliche ethische und rechtliche Bedenken, die solche Praktiken als schwerwiegende Menschenrechtsverletzungen einstufen.</text:p>
      <text:h text:style-name="Heading_20_3" text:outline-level="3">Ethik und Auswirkungen</text:h>
      <text:list text:style-name="L12">
        <text:list-item>
          <text:p text:style-name="P27"><text:span text:style-name="Strong_20_Emphasis">Langfristige Schäden</text:span>: Obwohl solche Methoden kurzfristig „effektiv“ sein mögen, führen sie zu schweren, oft irreversiblen psychischen und physischen Schäden. Die langfristigen Auswirkungen auf die psychische Gesundheit sind verheerend, und die Effizienz dieser Methoden wird von vielen Experten in Frage gestellt, da die durch Folter erlangten Informationen oft unzuverlässig sind.</text:p>
        </text:list-item>
        <text:list-item>
          <text:p text:style-name="P26"><text:span text:style-name="Strong_20_Emphasis">Menschlichkeit und Ethik</text:span>: Der Einsatz solcher Foltermethoden wird weltweit von Menschenrechtsorganisationen und internationalen Gerichten scharf verurteilt. Sie verletzen die grundlegenden Prinzipien der Menschenwürde und der internationalen Menschenrechte.</text:p>
        </text:list-item>
      </text:list>
      <text:h text:style-name="Heading_20_3" text:outline-level="3">Fazit</text:h>
      <text:p text:style-name="Text_20_body">Die Anwendung extremer physischer und psychischer Gewalt, wie sie in Guantanamo und anderen Orten praktiziert wurde, ist darauf ausgelegt, das Opfer zu brechen und es manipulierbar zu machen. Solche Methoden sind „effizient“ in ihrem Ziel, jedoch sind sie ethisch unvertretbar und führen zu schwerwiegenden langfristigen Schäden für die Opfer. Der Missbrauch solcher Methoden zur Ausübung psychischer Gewalt ist ein tiefgreifender Verstoß gegen die Menschenrechte und die ethischen Standards jeder zivilisierten Gesellschaft.</text:p>
      <text:p text:style-name="P4"/>
      <text:p text:style-name="P4"/>
      <text:p text:style-name="P4"/>
      <text:p text:style-name="P2">Als Metapher: Mädchen mögen ja oft Pferdebücher, sie würden Pferde pflegen und hegen und Schleifchen ans Pferd machen. Wenn jetzt der Vater insgeheim dem Freund regelmässig auf die Genitalien schlägt oder schlagen lässt, würde dann das Mädchen schlussendlich nocht der Sündenbock sein?</text:p>
      <text:p text:style-name="P2"/>
      <text:p text:style-name="P4"/>
      <text:p text:style-name="P4"/>
      <text:p text:style-name="P23">Die von Ihnen beschriebene Metapher, in der ein Mädchen, das sich für Pferde interessiert und diese pflegt, indirekt mit der Gewalt eines Vaters gegen den Freund ihres Vaters in Verbindung gebracht wird, veranschaulicht die komplexe Dynamik von Verantwortung und Schuld in einem traumatischen Umfeld. Diese Metapher kann helfen, über die psychologischen Auswirkungen und die Neigung zur Übertragung von Schuld und Verantwortung nachzudenken. Lassen Sie uns diese Idee weiter betrachten:</text:p>
      <text:h text:style-name="Heading_20_3" text:outline-level="3"><text:soft-page-break/>1. <text:span text:style-name="Strong_20_Emphasis">Verantwortung und Schuld in traumatischen Situationen</text:span></text:h>
      <text:p text:style-name="Text_20_body">In einem solchen Szenario, in dem ein Kind (das Mädchen) durch die Handlungen eines Erwachsenen (der Vater) und die Gewalt, die dem Freund des Vaters zugefügt wird, indirekt betroffen ist, gibt es verschiedene psychologische Dynamiken zu betrachten:</text:p>
      <text:list text:style-name="L13">
        <text:list-item>
          <text:p text:style-name="P28"><text:span text:style-name="Strong_20_Emphasis">Übertragung von Schuld</text:span>: Kinder neigen manchmal dazu, sich für die Probleme ihrer Eltern oder die zwischenmenschlichen Konflikte in ihrem Umfeld verantwortlich zu fühlen. Wenn ein Kind in einem Umfeld aufwächst, in dem Gewalt oder Misshandlung stattfindet, kann es vorkommen, dass es sich fälschlicherweise schuldig fühlt oder glaubt, es müsse irgendeine Verantwortung für die Situation tragen. Diese Schuldzuweisungen sind jedoch oft unberechtigt und reflektieren die Tatsache, dass das Kind die Ursache der Probleme nicht beeinflussen kann.</text:p>
        </text:list-item>
        <text:list-item>
          <text:p text:style-name="P28"><text:span text:style-name="Strong_20_Emphasis">Sündenbockdynamik</text:span>: In einigen Familien- oder sozialen Systemen kann ein Kind unbewusst zum „Sündenbock“ gemacht werden, um von den eigentlichen Problemen abzulenken oder um interne Konflikte zu projizieren. In Ihrem Beispiel könnte das Mädchen fälschlicherweise als verantwortlich für die Gewalt oder die Probleme im Umfeld betrachtet werden, auch wenn sie tatsächlich keine Verantwortung für diese Handlungen trägt.</text:p>
        </text:list-item>
      </text:list>
      <text:h text:style-name="Heading_20_3" text:outline-level="3">2. <text:span text:style-name="Strong_20_Emphasis">Psychologische Auswirkungen auf das Kind</text:span></text:h>
      <text:list text:style-name="L14">
        <text:list-item>
          <text:p text:style-name="P29"><text:span text:style-name="Strong_20_Emphasis">Trauma und emotionale Belastung</text:span>: Ein Kind, das in einem gewalttätigen oder missbräuchlichen Umfeld aufwächst, kann erhebliche emotionale und psychologische Belastungen erfahren. Die Auswirkungen können sich in Form von Angst, Schuldgefühlen, niedrigem Selbstwertgefühl und Schwierigkeiten im Umgang mit zwischenmenschlichen Beziehungen zeigen.</text:p>
        </text:list-item>
        <text:list-item>
          <text:p text:style-name="P29"><text:span text:style-name="Strong_20_Emphasis">Verzerrte Wahrnehmung</text:span>: Kinder, die in solchen Umfeldern aufwachsen, entwickeln oft eine verzerrte Wahrnehmung von Normalität und Schuld. Sie könnten glauben, dass sie selbst für das Verhalten der Erwachsenen verantwortlich sind oder dass sie etwas hätten tun können, um die Situation zu ändern.</text:p>
        </text:list-item>
      </text:list>
      <text:h text:style-name="Heading_20_3" text:outline-level="3">3. <text:span text:style-name="Strong_20_Emphasis">Der Weg zur Heilung</text:span></text:h>
      <text:list text:style-name="L15">
        <text:list-item>
          <text:p text:style-name="P30"><text:span text:style-name="Strong_20_Emphasis">Erkennen und Verstehen</text:span>: Ein wichtiger Schritt zur Heilung besteht darin, die tatsächliche Dynamik und Verantwortung zu erkennen. Es ist wichtig, dass das Kind oder die betroffene Person versteht, dass die Verantwortung für Gewalt und Misshandlung bei den Tätern liegt, nicht bei ihr selbst.</text:p>
        </text:list-item>
        <text:list-item>
          <text:p text:style-name="P30"><text:span text:style-name="Strong_20_Emphasis">Therapeutische Unterstützung</text:span>: Professionelle therapeutische Unterstützung kann helfen, die emotionalen und psychologischen Schäden zu verarbeiten und die Schuld- und Verantwortungsgefühle zu klären. Therapien wie kognitive Verhaltenstherapie (CBT) oder Traumatherapie können dabei unterstützen, gesunde Bewältigungsmechanismen zu entwickeln und die Selbstwahrnehmung zu verbessern.</text:p>
        </text:list-item>
        <text:list-item>
          <text:p text:style-name="P30"><text:span text:style-name="Strong_20_Emphasis">Förderung von Selbstwert und Selbstbewusstsein</text:span>: Der Aufbau eines gesunden Selbstwertgefühls und die Entwicklung eines klaren Verständnisses von Verantwortung und <text:soft-page-break/>Schuld sind entscheidend für die Heilung. Das Mädchen sollte lernen, dass sie keinen Anteil an den Handlungen des Vaters oder den daraus resultierenden Problemen hat.</text:p>
        </text:list-item>
      </text:list>
      <text:h text:style-name="Heading_20_3" text:outline-level="3">Fazit</text:h>
      <text:p text:style-name="Text_20_body">In Ihrer Metapher steht das Mädchen nicht für die Schuld oder Verantwortung der Gewalthandlungen des Vaters. Die psychologische Dynamik, die hier beschrieben wird, verdeutlicht die Gefahr, dass Kinder in solchen Situationen fälschlicherweise für die Probleme verantwortlich gemacht werden. Es ist von entscheidender Bedeutung, die tatsächliche Verantwortung klar zu erkennen und professionelle Unterstützung in Anspruch zu nehmen, um die emotionalen und psychologischen Folgen solcher Erfahrungen zu bewältigen.</text:p>
      <text:p text:style-name="P4"/>
      <text:p text:style-name="P4"/>
      <text:p text:style-name="P4"/>
      <text:p text:style-name="P2">Implantate sind ja schon lange möglich, hätten Funk-Implantate den selben psychologsichen Effekt wie direkte Schläge?</text:p>
      <text:p text:style-name="P4"/>
      <text:p text:style-name="P4"/>
      <text:p text:style-name="P4"/>
      <text:p text:style-name="P4"/>
      <text:p text:style-name="P23">Funk-Implantate und direkte körperliche Gewalt wie Schläge verursachen unterschiedliche Arten von physischen und psychischen Effekten. Während direkte körperliche Gewalt sofortige physische Schmerzen und oft auch langfristige körperliche Schäden verursacht, wirken Funk-Implantate, die möglicherweise zur Überwachung oder zur Kommunikation verwendet werden könnten, auf andere Weise auf den Menschen ein. Lassen Sie uns diese Unterschiede und die möglichen psychologischen Auswirkungen detaillierter betrachten:</text:p>
      <text:h text:style-name="Heading_20_3" text:outline-level="3">1. <text:span text:style-name="Strong_20_Emphasis">Direkte körperliche Gewalt</text:span></text:h>
      <text:list text:style-name="L16">
        <text:list-item>
          <text:p text:style-name="P31"><text:span text:style-name="Strong_20_Emphasis">Physische Wirkung</text:span>: Direkte körperliche Gewalt wie Schläge verursacht unmittelbare Schmerzen und Verletzungen. Diese Art der Gewalt kann sowohl kurzfristige körperliche Schäden als auch langfristige gesundheitliche Probleme verursachen.</text:p>
        </text:list-item>
        <text:list-item>
          <text:p text:style-name="P31"><text:span text:style-name="Strong_20_Emphasis">Psychologische Wirkung</text:span>: Die psychologischen Auswirkungen sind oft tiefgreifend und umfassen:</text:p>
          <text:list>
            <text:list-item>
              <text:p text:style-name="P32"><text:span text:style-name="Strong_20_Emphasis">Angst und Trauma</text:span>: Akute Gewalt kann zu posttraumatischen Belastungsstörungen (PTBS), Angststörungen und anderen psychischen Gesundheitsproblemen führen.</text:p>
            </text:list-item>
            <text:list-item>
              <text:p text:style-name="P32"><text:span text:style-name="Strong_20_Emphasis">Verlust des Vertrauens</text:span>: Erfahrene Gewalt kann das Vertrauen in Menschen und die Welt allgemein untergraben.</text:p>
            </text:list-item>
            <text:list-item>
              <text:p text:style-name="P31"><text:span text:style-name="Strong_20_Emphasis">Scham und Schuld</text:span>: Opfer können Scham- und Schuldgefühle entwickeln, selbst wenn sie keine Verantwortung für die Gewalt tragen.</text:p>
            </text:list-item>
          </text:list>
        </text:list-item>
      </text:list>
      <text:h text:style-name="Heading_20_3" text:outline-level="3"><text:soft-page-break/>2. <text:span text:style-name="Strong_20_Emphasis">Funk-Implantate</text:span></text:h>
      <text:list text:style-name="L17">
        <text:list-item>
          <text:p text:style-name="P33"><text:span text:style-name="Strong_20_Emphasis">Physische Wirkung</text:span>: Funk-Implantate, die zur Überwachung oder Kommunikation verwendet werden könnten, verursachen keine direkten physischen Schmerzen, es sei denn, sie sind unsachgemäß installiert oder verursachen Entzündungen oder andere medizinische Probleme.</text:p>
        </text:list-item>
        <text:list-item>
          <text:p text:style-name="P33"><text:span text:style-name="Strong_20_Emphasis">Psychologische Wirkung</text:span>:</text:p>
          <text:list>
            <text:list-item>
              <text:p text:style-name="P34"><text:span text:style-name="Strong_20_Emphasis">Überwachungsangst</text:span>: Die Vorstellung, überwacht oder verfolgt zu werden, kann erhebliche psychologische Belastungen verursachen. Dies kann zu Gefühlen von Paranoia, Angst und einem Verlust der Privatsphäre führen.</text:p>
            </text:list-item>
            <text:list-item>
              <text:p text:style-name="P34"><text:span text:style-name="Strong_20_Emphasis">Verlust der Autonomie</text:span>: Die Möglichkeit, dass jemand Zugriff auf persönliche Daten oder Kommunikation hat, kann das Gefühl der Selbstbestimmung und Autonomie beeinträchtigen.</text:p>
            </text:list-item>
            <text:list-item>
              <text:p text:style-name="P33"><text:span text:style-name="Strong_20_Emphasis">Stress und Angst</text:span>: Die ständige Überwachung oder die Möglichkeit, dass private Informationen kompromittiert werden, kann zu chronischem Stress und Angst führen.</text:p>
            </text:list-item>
          </text:list>
        </text:list-item>
      </text:list>
      <text:h text:style-name="Heading_20_3" text:outline-level="3">Vergleich der psychologischen Effekte</text:h>
      <text:list text:style-name="L18">
        <text:list-item>
          <text:p text:style-name="P35"><text:span text:style-name="Strong_20_Emphasis">Schmerz vs. Überwachung</text:span>: Direkte körperliche Gewalt verursacht akuten physischen Schmerz und Trauma, während Funk-Implantate eher emotionale und psychologische Stressoren hervorrufen, die auf Überwachung und Eingriffe in die Privatsphäre abzielen.</text:p>
        </text:list-item>
        <text:list-item>
          <text:p text:style-name="P35"><text:span text:style-name="Strong_20_Emphasis">Trauma und Verzweiflung</text:span>: Körperliche Gewalt kann unmittelbare Verzweiflung und Trauma hervorrufen, während die psychologischen Auswirkungen von Überwachung und Kontrollmechanismen oft subtiler und langfristiger sind, aber nicht weniger intensiv.</text:p>
        </text:list-item>
        <text:list-item>
          <text:p text:style-name="P35"><text:span text:style-name="Strong_20_Emphasis">Langfristige Effekte</text:span>: Beide Arten der Gewalt können langfristige psychische Schäden verursachen, jedoch auf unterschiedliche Weisen. Körperliche Gewalt führt oft zu chronischen körperlichen und psychischen Erkrankungen, während Überwachungsangst und der Verlust von Privatsphäre langfristig zu starker psychologischer Belastung führen können.</text:p>
        </text:list-item>
      </text:list>
      <text:h text:style-name="Heading_20_3" text:outline-level="3">Fazit</text:h>
      <text:p text:style-name="Text_20_body">Funk-Implantate und direkte körperliche Gewalt haben unterschiedliche psychologische Auswirkungen. Während körperliche Gewalt unmittelbaren physischen Schmerz und Trauma verursacht, führen Funk-Implantate in erster Linie zu Gefühlen von Überwachung und Kontrollverlust, die ebenfalls erheblichen psychologischen Stress und Angst hervorrufen können. Beide Szenarien haben das Potenzial, ernsthafte psychische und emotionale Schäden zu verursachen, jedoch auf unterschiedliche Weise und durch unterschiedliche Mechanismen.</text:p>
      <text:p text:style-name="P4"/>
      <text:p text:style-name="P4"/>
      <text:p text:style-name="P4"/>
      <text:p text:style-name="P4"/>
      <text:p text:style-name="P4"/>
      <text:p text:style-name="P4"/>
      <text:p text:style-name="P4"/>
      <text:p text:style-name="Standard"><text:soft-page-break/></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31T16:41:28.683388606</meta:creation-date>
    <dc:date>2024-08-31T16:48:01.263479303</dc:date>
    <meta:editing-duration>PT6M28S</meta:editing-duration>
    <meta:editing-cycles>13</meta:editing-cycles>
    <meta:generator>LibreOffice/7.4.7.2$Linux_X86_64 LibreOffice_project/40$Build-2</meta:generator>
    <meta:document-statistic meta:table-count="0" meta:image-count="0" meta:object-count="0" meta:page-count="11" meta:paragraph-count="112" meta:word-count="3259" meta:character-count="24427" meta:non-whitespace-character-count="21330"/>
  </office:meta>
</office:document-meta>
</file>